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2.6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hape</text:p>
          </table:table-cell>
          <table:table-cell office:value-type="string">
            <text:p>tvar, tvarovat, forma, formovat</text:p>
          </table:table-cell>
        </table:table-row>
        <table:table-row table:style-name="ro1">
          <table:table-cell office:value-type="string">
            <text:p>rumor</text:p>
          </table:table-cell>
          <table:table-cell office:value-type="string">
            <text:p>fama, chyr, povest</text:p>
          </table:table-cell>
        </table:table-row>
        <table:table-row table:style-name="ro1">
          <table:table-cell office:value-type="string">
            <text:p>shrink</text:p>
          </table:table-cell>
          <table:table-cell office:value-type="string">
            <text:p>zmensit, zmrsitit</text:p>
          </table:table-cell>
        </table:table-row>
        <table:table-row table:style-name="ro1">
          <table:table-cell office:value-type="string">
            <text:p>hold up</text:p>
          </table:table-cell>
          <table:table-cell office:value-type="string">
            <text:p>spomalit, oneskorenie</text:p>
          </table:table-cell>
        </table:table-row>
        <table:table-row table:style-name="ro1">
          <table:table-cell office:value-type="string">
            <text:p>mud</text:p>
          </table:table-cell>
          <table:table-cell office:value-type="string">
            <text:p>bahno</text:p>
          </table:table-cell>
        </table:table-row>
        <table:table-row table:style-name="ro1">
          <table:table-cell office:value-type="string">
            <text:p>objection</text:p>
          </table:table-cell>
          <table:table-cell office:value-type="string">
            <text:p>namietka</text:p>
          </table:table-cell>
        </table:table-row>
        <table:table-row table:style-name="ro1">
          <table:table-cell office:value-type="string">
            <text:p>assertions</text:p>
          </table:table-cell>
          <table:table-cell office:value-type="string">
            <text:p>tvrdenie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prijem</text:p>
          </table:table-cell>
        </table:table-row>
        <table:table-row table:style-name="ro1">
          <table:table-cell office:value-type="string">
            <text:p>evaluate</text:p>
          </table:table-cell>
          <table:table-cell office:value-type="string">
            <text:p>posudit</text:p>
          </table:table-cell>
        </table:table-row>
        <table:table-row table:style-name="ro1">
          <table:table-cell office:value-type="string">
            <text:p>sufficient</text:p>
          </table:table-cell>
          <table:table-cell office:value-type="string">
            <text:p>postacujuci, dostatocny</text:p>
          </table:table-cell>
        </table:table-row>
        <table:table-row table:style-name="ro1">
          <table:table-cell office:value-type="string">
            <text:p>gut</text:p>
          </table:table-cell>
          <table:table-cell office:value-type="string">
            <text:p>crevo, vypitvat</text:p>
          </table:table-cell>
        </table:table-row>
        <table:table-row table:style-name="ro2">
          <table:table-cell office:value-type="string">
            <text:p>treatment</text:p>
          </table:table-cell>
          <table:table-cell table:style-name="ce1" office:value-type="string">
            <text:p>liecenie, zaobchadzanie, spracuvanie, upravovanie</text:p>
          </table:table-cell>
        </table:table-row>
        <table:table-row table:style-name="ro1">
          <table:table-cell office:value-type="string">
            <text:p>encounter</text:p>
          </table:table-cell>
          <table:table-cell office:value-type="string">
            <text:p>stretnutie, zrážka, naraziť na, stretnúť sa</text:p>
          </table:table-cell>
        </table:table-row>
        <table:table-row table:style-name="ro1">
          <table:table-cell office:value-type="string">
            <text:p>figure out</text:p>
          </table:table-cell>
          <table:table-cell office:value-type="string">
            <text:p>vyriešiť, vypočítať</text:p>
          </table:table-cell>
        </table:table-row>
        <table:table-row table:style-name="ro1">
          <table:table-cell office:value-type="string">
            <text:p>sane</text:p>
          </table:table-cell>
          <table:table-cell office:value-type="string">
            <text:p>mudry, zdravy, rozumny</text:p>
          </table:table-cell>
        </table:table-row>
        <table:table-row table:style-name="ro1">
          <table:table-cell office:value-type="string">
            <text:p>immaure</text:p>
          </table:table-cell>
          <table:table-cell office:value-type="string">
            <text:p>nezrely, nedospely</text:p>
          </table:table-cell>
        </table:table-row>
        <table:table-row table:style-name="ro1">
          <table:table-cell office:value-type="string">
            <text:p>look out</text:p>
          </table:table-cell>
          <table:table-cell office:value-type="string">
            <text:p>dávať si pozor</text:p>
          </table:table-cell>
        </table:table-row>
        <table:table-row table:style-name="ro1">
          <table:table-cell office:value-type="string">
            <text:p>raise money</text:p>
          </table:table-cell>
          <table:table-cell office:value-type="string">
            <text:p>získať peniaze</text:p>
          </table:table-cell>
        </table:table-row>
        <table:table-row table:style-name="ro1">
          <table:table-cell office:value-type="string">
            <text:p>raffle</text:p>
          </table:table-cell>
          <table:table-cell office:value-type="string">
            <text:p>tombola</text:p>
          </table:table-cell>
        </table:table-row>
        <table:table-row table:style-name="ro1">
          <table:table-cell office:value-type="string">
            <text:p>make appeal</text:p>
          </table:table-cell>
          <table:table-cell office:value-type="string">
            <text:p>apelovať</text:p>
          </table:table-cell>
        </table:table-row>
        <table:table-row table:style-name="ro1">
          <table:table-cell office:value-type="string">
            <text:p>dreadful</text:p>
          </table:table-cell>
          <table:table-cell office:value-type="string">
            <text:p>hrozný</text:p>
          </table:table-cell>
        </table:table-row>
        <table:table-row table:style-name="ro1">
          <table:table-cell office:value-type="string">
            <text:p>airlift</text:p>
          </table:table-cell>
          <table:table-cell office:value-type="string">
            <text:p>letecká doprava</text:p>
          </table:table-cell>
        </table:table-row>
        <table:table-row table:style-name="ro1">
          <table:table-cell office:value-type="string">
            <text:p>exaggerate</text:p>
          </table:table-cell>
          <table:table-cell office:value-type="string">
            <text:p>zveličovať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poznámkovaný</text:p>
          </table:table-cell>
        </table:table-row>
        <table:table-row table:style-name="ro1">
          <table:table-cell office:value-type="string">
            <text:p>estimated</text:p>
          </table:table-cell>
          <table:table-cell office:value-type="string">
            <text:p>odhadovaný</text:p>
          </table:table-cell>
        </table:table-row>
        <table:table-row table:style-name="ro1">
          <table:table-cell office:value-type="string">
            <text:p>disrase</text:p>
          </table:table-cell>
          <table:table-cell office:value-type="string">
            <text:p>hanba</text:p>
          </table:table-cell>
        </table:table-row>
        <table:table-row table:style-name="ro1">
          <table:table-cell office:value-type="string">
            <text:p>disgraceful</text:p>
          </table:table-cell>
          <table:table-cell office:value-type="string">
            <text:p>hanebný</text:p>
          </table:table-cell>
        </table:table-row>
        <table:table-row table:style-name="ro1">
          <table:table-cell office:value-type="string">
            <text:p>break out</text:p>
          </table:table-cell>
          <table:table-cell office:value-type="string">
            <text:p>vypuknúť(vojna)</text:p>
          </table:table-cell>
        </table:table-row>
        <table:table-row table:style-name="ro1">
          <table:table-cell office:value-type="string">
            <text:p>sweep</text:p>
          </table:table-cell>
          <table:table-cell office:value-type="string">
            <text:p>zametať</text:p>
          </table:table-cell>
        </table:table-row>
        <table:table-row table:style-name="ro1">
          <table:table-cell office:value-type="string">
            <text:p>sweep through</text:p>
          </table:table-cell>
          <table:table-cell office:value-type="string">
            <text:p>prehnať sa(cez)</text:p>
          </table:table-cell>
        </table:table-row>
        <table:table-row table:style-name="ro1">
          <table:table-cell office:value-type="string">
            <text:p>subsidy</text:p>
          </table:table-cell>
          <table:table-cell office:value-type="string">
            <text:p>dotacia</text:p>
          </table:table-cell>
        </table:table-row>
        <table:table-row table:style-name="ro1">
          <table:table-cell office:value-type="string">
            <text:p>morgage</text:p>
          </table:table-cell>
          <table:table-cell office:value-type="string">
            <text:p>hypotéka</text:p>
          </table:table-cell>
        </table:table-row>
        <table:table-row table:style-name="ro1">
          <table:table-cell office:value-type="string">
            <text:p>interest (rate)</text:p>
          </table:table-cell>
          <table:table-cell office:value-type="string">
            <text:p>úrok</text:p>
          </table:table-cell>
        </table:table-row>
        <table:table-row table:style-name="ro1">
          <table:table-cell office:value-type="string">
            <text:p>usury</text:p>
          </table:table-cell>
          <table:table-cell office:value-type="string">
            <text:p>úžera</text:p>
          </table:table-cell>
        </table:table-row>
        <table:table-row table:style-name="ro1">
          <table:table-cell office:value-type="string">
            <text:p>westernize</text:p>
          </table:table-cell>
          <table:table-cell office:value-type="string">
            <text:p>na západný spôsob</text:p>
          </table:table-cell>
        </table:table-row>
        <table:table-row table:style-name="ro1">
          <table:table-cell office:value-type="string">
            <text:p>struggle on</text:p>
          </table:table-cell>
          <table:table-cell office:value-type="string">
            <text:p>prebíjať sa, pretĺkať sa</text:p>
          </table:table-cell>
        </table:table-row>
        <table:table-row table:style-name="ro1">
          <table:table-cell office:value-type="string">
            <text:p>struggle</text:p>
          </table:table-cell>
          <table:table-cell office:value-type="string">
            <text:p>zápasiť, bojovať</text:p>
          </table:table-cell>
        </table:table-row>
        <table:table-row table:style-name="ro1">
          <table:table-cell office:value-type="string">
            <text:p>sensible</text:p>
          </table:table-cell>
          <table:table-cell office:value-type="string">
            <text:p>rozumný, múdry, inteligentný</text:p>
          </table:table-cell>
        </table:table-row>
        <table:table-row table:style-name="ro1">
          <table:table-cell office:value-type="string">
            <text:p>servant</text:p>
          </table:table-cell>
          <table:table-cell office:value-type="string">
            <text:p>sluha</text:p>
          </table:table-cell>
        </table:table-row>
        <table:table-row table:style-name="ro1">
          <table:table-cell office:value-type="string">
            <text:p>extort</text:p>
          </table:table-cell>
          <table:table-cell office:value-type="string">
            <text:p>vydierať</text:p>
          </table:table-cell>
        </table:table-row>
        <table:table-row table:style-name="ro1">
          <table:table-cell office:value-type="string">
            <text:p>blackmail</text:p>
          </table:table-cell>
          <table:table-cell office:value-type="string">
            <text:p>vydieranie</text:p>
          </table:table-cell>
        </table:table-row>
        <table:table-row table:style-name="ro1">
          <table:table-cell office:value-type="string">
            <text:p>flushing</text:p>
          </table:table-cell>
          <table:table-cell office:value-type="string">
            <text:p>splachovanie</text:p>
          </table:table-cell>
        </table:table-row>
        <table:table-row table:style-name="ro1">
          <table:table-cell office:value-type="string">
            <text:p>sewage</text:p>
          </table:table-cell>
          <table:table-cell office:value-type="string">
            <text:p>splažky</text:p>
          </table:table-cell>
        </table:table-row>
        <table:table-row table:style-name="ro1">
          <table:table-cell office:value-type="string">
            <text:p>sewerage</text:p>
          </table:table-cell>
          <table:table-cell office:value-type="string">
            <text:p>kanalizáci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1/16/2010</text:date>, <text:time>17:2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zef Zigmund</meta:initial-creator>
    <meta:creation-date>2010-09-22T00:45:25</meta:creation-date>
    <dc:date>2010-11-16T17:24:42</dc:date>
    <dc:creator>Jozef Zigmund</dc:creator>
    <meta:editing-duration>PT03H52M31S</meta:editing-duration>
    <meta:editing-cycles>6</meta:editing-cycles>
    <meta:generator>OpenOffice.org/3.2$Unix OpenOffice.org_project/320m12$Build-9483</meta:generator>
    <meta:document-statistic meta:table-count="3" meta:cell-count="88" meta:object-count="0"/>
  </office:meta>
</office:document-meta>
</file>